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table:style-name="ce1" office:value-type="float" office:value="0.0008824998" calcext:value-type="float">
            <text:p>8.82E-04</text:p>
          </table:table-cell>
        </table:table-row>
        <table:table-row table:style-name="ro1">
          <table:table-cell office:value-type="string" calcext:value-type="string">
            <text:p>mx-ut-0.5_0to-0.75_2mvs.par</text:p>
          </table:table-cell>
          <table:table-cell office:value-type="float" office:value="2" calcext:value-type="float">
            <text:p>2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-0.623841" calcext:value-type="float">
            <text:p>-0.623841</text:p>
          </table:table-cell>
          <table:table-cell office:value-type="float" office:value="-0.447484" calcext:value-type="float">
            <text:p>-0.447484</text:p>
          </table:table-cell>
          <table:table-cell office:value-type="float" office:value="1.689361" calcext:value-type="float">
            <text:p>1.689361</text:p>
          </table:table-cell>
          <table:table-cell office:value-type="float" office:value="-0.535662" calcext:value-type="float">
            <text:p>-0.535662</text:p>
          </table:table-cell>
          <table:table-cell office:value-type="float" office:value="0.176356" calcext:value-type="float">
            <text:p>0.176356</text:p>
          </table:table-cell>
          <table:table-cell/>
          <table:table-cell office:value-type="string" calcext:value-type="string">
            <text:p>djpc</text:p>
          </table:table-cell>
          <table:table-cell table:style-name="ce1" office:value-type="float" office:value="0.000174208" calcext:value-type="float">
            <text:p>1.74E-04</text:p>
          </table:table-cell>
        </table:table-row>
        <table:table-row table:style-name="ro1">
          <table:table-cell office:value-type="string" calcext:value-type="string">
            <text:p>mx-ut-0.5_0to-0.75_3mvs.par</text:p>
          </table:table-cell>
          <table:table-cell office:value-type="float" office:value="3" calcext:value-type="float">
            <text:p>3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-0.625374" calcext:value-type="float">
            <text:p>-0.625374</text:p>
          </table:table-cell>
          <table:table-cell office:value-type="float" office:value="-0.443804" calcext:value-type="float">
            <text:p>-0.443804</text:p>
          </table:table-cell>
          <table:table-cell office:value-type="float" office:value="1.622228" calcext:value-type="float">
            <text:p>1.622228</text:p>
          </table:table-cell>
          <table:table-cell office:value-type="float" office:value="-0.534589" calcext:value-type="float">
            <text:p>-0.534589</text:p>
          </table:table-cell>
          <table:table-cell office:value-type="float" office:value="0.18157" calcext:value-type="float">
            <text:p>0.18157</text:p>
          </table:table-cell>
          <table:table-cell/>
          <table:table-cell office:value-type="string" calcext:value-type="string">
            <text:p>kjpa</text:p>
          </table:table-cell>
          <table:table-cell table:style-name="ce1" office:value-type="float" office:value="0.002030453" calcext:value-type="float">
            <text:p>2.03E-03</text:p>
          </table:table-cell>
        </table:table-row>
        <table:table-row table:style-name="ro1">
          <table:table-cell office:value-type="string" calcext:value-type="string">
            <text:p>mx-ut-0.5_0to-0.75_4mvs.par</text:p>
          </table:table-cell>
          <table:table-cell office:value-type="float" office:value="4" calcext:value-type="float">
            <text:p>4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-0.640403" calcext:value-type="float">
            <text:p>-0.640403</text:p>
          </table:table-cell>
          <table:table-cell office:value-type="float" office:value="-0.439817" calcext:value-type="float">
            <text:p>-0.439817</text:p>
          </table:table-cell>
          <table:table-cell office:value-type="float" office:value="1.668591" calcext:value-type="float">
            <text:p>1.668591</text:p>
          </table:table-cell>
          <table:table-cell office:value-type="float" office:value="-0.54011" calcext:value-type="float">
            <text:p>-0.54011</text:p>
          </table:table-cell>
          <table:table-cell office:value-type="float" office:value="0.200586" calcext:value-type="float">
            <text:p>0.200586</text:p>
          </table:table-cell>
          <table:table-cell/>
          <table:table-cell office:value-type="string" calcext:value-type="string">
            <text:p>kjpc</text:p>
          </table:table-cell>
          <table:table-cell table:style-name="ce1" office:value-type="float" office:value="0.001756468" calcext:value-type="float">
            <text:p>1.76E-03</text:p>
          </table:table-cell>
        </table:table-row>
        <table:table-row table:style-name="ro1">
          <table:table-cell office:value-type="string" calcext:value-type="string">
            <text:p>mx-ut-0.5_0to-0.75_5mvs.par</text:p>
          </table:table-cell>
          <table:table-cell office:value-type="float" office:value="5" calcext:value-type="float">
            <text:p>5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-0.64807" calcext:value-type="float">
            <text:p>-0.64807</text:p>
          </table:table-cell>
          <table:table-cell office:value-type="float" office:value="-0.433989" calcext:value-type="float">
            <text:p>-0.433989</text:p>
          </table:table-cell>
          <table:table-cell office:value-type="float" office:value="1.765082" calcext:value-type="float">
            <text:p>1.765082</text:p>
          </table:table-cell>
          <table:table-cell office:value-type="float" office:value="-0.54103" calcext:value-type="float">
            <text:p>-0.54103</text:p>
          </table:table-cell>
          <table:table-cell office:value-type="float" office:value="0.214081" calcext:value-type="float">
            <text:p>0.214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-0.5_0to-0.75_6mvs.par</text:p>
          </table:table-cell>
          <table:table-cell office:value-type="float" office:value="6" calcext:value-type="float">
            <text:p>6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-0.64807" calcext:value-type="float">
            <text:p>-0.64807</text:p>
          </table:table-cell>
          <table:table-cell office:value-type="float" office:value="-0.432456" calcext:value-type="float">
            <text:p>-0.432456</text:p>
          </table:table-cell>
          <table:table-cell office:value-type="float" office:value="1.848931" calcext:value-type="float">
            <text:p>1.848931</text:p>
          </table:table-cell>
          <table:table-cell office:value-type="float" office:value="-0.540263" calcext:value-type="float">
            <text:p>-0.540263</text:p>
          </table:table-cell>
          <table:table-cell office:value-type="float" office:value="0.215615" calcext:value-type="float">
            <text:p>0.215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-0.5_0to-0.75_7mvs.par</text:p>
          </table:table-cell>
          <table:table-cell office:value-type="float" office:value="7" calcext:value-type="float">
            <text:p>7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-0.660339" calcext:value-type="float">
            <text:p>-0.660339</text:p>
          </table:table-cell>
          <table:table-cell office:value-type="float" office:value="-0.430616" calcext:value-type="float">
            <text:p>-0.430616</text:p>
          </table:table-cell>
          <table:table-cell office:value-type="float" office:value="1.836386" calcext:value-type="float">
            <text:p>1.836386</text:p>
          </table:table-cell>
          <table:table-cell office:value-type="float" office:value="-0.545477" calcext:value-type="float">
            <text:p>-0.545477</text:p>
          </table:table-cell>
          <table:table-cell office:value-type="float" office:value="0.229723" calcext:value-type="float">
            <text:p>0.229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-0.5_0to-0.75_8mvs.par</text:p>
          </table:table-cell>
          <table:table-cell office:value-type="float" office:value="8" calcext:value-type="float">
            <text:p>8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-0.6723" calcext:value-type="float">
            <text:p>-0.6723</text:p>
          </table:table-cell>
          <table:table-cell office:value-type="float" office:value="-0.426628" calcext:value-type="float">
            <text:p>-0.426628</text:p>
          </table:table-cell>
          <table:table-cell office:value-type="float" office:value="1.842618" calcext:value-type="float">
            <text:p>1.842618</text:p>
          </table:table-cell>
          <table:table-cell office:value-type="float" office:value="-0.549464" calcext:value-type="float">
            <text:p>-0.549464</text:p>
          </table:table-cell>
          <table:table-cell office:value-type="float" office:value="0.245672" calcext:value-type="float">
            <text:p>0.245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-0.5_0to-0.75_9mvs.par</text:p>
          </table:table-cell>
          <table:table-cell office:value-type="float" office:value="9" calcext:value-type="float">
            <text:p>9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-0.675367" calcext:value-type="float">
            <text:p>-0.675367</text:p>
          </table:table-cell>
          <table:table-cell office:value-type="float" office:value="-0.422028" calcext:value-type="float">
            <text:p>-0.422028</text:p>
          </table:table-cell>
          <table:table-cell office:value-type="float" office:value="1.894404" calcext:value-type="float">
            <text:p>1.894404</text:p>
          </table:table-cell>
          <table:table-cell office:value-type="float" office:value="-0.548697" calcext:value-type="float">
            <text:p>-0.548697</text:p>
          </table:table-cell>
          <table:table-cell office:value-type="float" office:value="0.253339" calcext:value-type="float">
            <text:p>0.253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-0.5_0to-0.75_10mvs.par</text:p>
          </table:table-cell>
          <table:table-cell office:value-type="float" office:value="10" calcext:value-type="float">
            <text:p>10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-0.679354" calcext:value-type="float">
            <text:p>-0.679354</text:p>
          </table:table-cell>
          <table:table-cell office:value-type="float" office:value="-0.421108" calcext:value-type="float">
            <text:p>-0.421108</text:p>
          </table:table-cell>
          <table:table-cell office:value-type="float" office:value="1.973333" calcext:value-type="float">
            <text:p>1.973333</text:p>
          </table:table-cell>
          <table:table-cell office:value-type="float" office:value="-0.550231" calcext:value-type="float">
            <text:p>-0.550231</text:p>
          </table:table-cell>
          <table:table-cell office:value-type="float" office:value="0.258247" calcext:value-type="float">
            <text:p>0.2582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1:22:22.072267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0:37:20.286579732</meta:creation-date>
    <meta:editing-cycles>5</meta:editing-cycles>
    <meta:editing-duration>PT6M6S</meta:editing-duration>
    <dc:date>2023-05-20T21:24:15.522487200</dc:date>
    <meta:generator>LibreOffice/7.5.3.2$Linux_X86_64 LibreOffice_project/9f56dff12ba03b9acd7730a5a481eea045e468f3</meta:generator>
    <meta:document-statistic meta:table-count="1" meta:cell-count="98" meta:object-count="0"/>
  </office:meta>
</office:document-meta>
</file>